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2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chwankung</text:p>
          </table:table-cell>
          <table:table-cell/>
          <table:table-cell office:value-type="string" calcext:value-type="string">
            <text:p>Intensitätsmessung mit Polarisator 135°</text:p>
          </table:table-cell>
          <table:table-cell table:number-columns-repeated="2"/>
          <table:table-cell office:value-type="string" calcext:value-type="string">
            <text:p>Pixelgröße 1</text:p>
          </table:table-cell>
          <table:table-cell table:style-name="ce1" office:value-type="string" calcext:value-type="string">
            <text:p>4.1.3 Linse 160mm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,19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string" calcext:value-type="string">
            <text:p>mW</text:p>
          </table:table-cell>
          <table:table-cell table:number-columns-repeated="2"/>
          <table:table-cell office:value-type="string" calcext:value-type="string">
            <text:p>b(cm)</text:p>
          </table:table-cell>
          <table:table-cell office:value-type="string" calcext:value-type="string">
            <text:p>B(cm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/2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85" calcext:value-type="float">
            <text:p>1,385</text:p>
          </table:table-cell>
          <table:table-cell table:number-columns-repeated="2"/>
          <table:table-cell office:value-type="string" calcext:value-type="string">
            <text:p>Weiß 4.1.2</text:p>
          </table:table-cell>
          <table:table-cell office:value-type="string" calcext:value-type="string">
            <text:p>Schwarz 4.1.2</text:p>
          </table:table-cell>
          <table:table-cell table:number-columns-repeated="2"/>
          <table:table-cell office:value-type="float" office:value="78.5" calcext:value-type="float">
            <text:p>78,5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[.J3]/([.I3]/16 -1)" office:value-type="float" office:value="0.6656" calcext:value-type="float">
            <text:p>0,6656</text:p>
          </table:table-cell>
          <table:table-cell table:formula="of:=[.L3]/200" office:value-type="float" office:value="0.003328" calcext:value-type="float">
            <text:p>0,00332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,718</text:p>
          </table:table-cell>
          <table:table-cell office:value-type="string" calcext:value-type="string">
            <text:p>Fehler Grad</text:p>
          </table:table-cell>
          <table:table-cell/>
          <table:table-cell office:value-type="float" office:value="1.336" calcext:value-type="float">
            <text:p>1,336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string" calcext:value-type="string">
            <text:p>unsicherheit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7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hne Polarisator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7" calcext:value-type="float">
            <text:p>0,0177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2.4" calcext:value-type="float">
            <text:p>2,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" calcext:value-type="float">
            <text:p>0,019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4" calcext:value-type="float">
            <text:p>0,104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Intensität unterschiedliche Graustufen</text:p>
          </table:table-cell>
          <table:table-cell table:number-columns-repeated="5"/>
          <table:table-cell office:value-type="string" calcext:value-type="string">
            <text:p>Pixelgröße Teil 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1" calcext:value-type="float">
            <text:p>1,81</text:p>
          </table:table-cell>
          <table:table-cell table:number-columns-repeated="10"/>
          <table:table-cell office:value-type="string" calcext:value-type="string">
            <text:p>Unsicherheit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613" calcext:value-type="float">
            <text:p>2,613</text:p>
          </table:table-cell>
          <table:table-cell table:number-columns-repeated="2"/>
          <table:table-cell office:value-type="string" calcext:value-type="string">
            <text:p>Graustufen</text:p>
          </table:table-cell>
          <table:table-cell office:value-type="string" calcext:value-type="string">
            <text:p>max Winkel</text:p>
          </table:table-cell>
          <table:table-cell office:value-type="string" calcext:value-type="string">
            <text:p>max Intensität</text:p>
          </table:table-cell>
          <table:table-cell office:value-type="string" calcext:value-type="string">
            <text:p>min Winkel</text:p>
          </table:table-cell>
          <table:table-cell office:value-type="string" calcext:value-type="string">
            <text:p>min Intensität</text:p>
          </table:table-cell>
          <table:table-cell/>
          <table:table-cell office:value-type="string" calcext:value-type="string">
            <text:p>Durchmesser d</text:p>
          </table:table-cell>
          <table:table-cell table:formula="of:=2*5.3/15" office:value-type="float" office:value="0.706666666666667" calcext:value-type="float">
            <text:p>0,70666666666666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vllt anpassen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39" calcext:value-type="float">
            <text:p>3,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string" calcext:value-type="string">
            <text:p>Winkel alpha</text:p>
          </table:table-cell>
          <table:table-cell table:formula="of:=[.L11]/(2*16)" office:value-type="float" office:value="0.0220833333333333" calcext:value-type="float">
            <text:p>0,022083333333333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08" calcext:value-type="float">
            <text:p>4,08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0.985" calcext:value-type="float">
            <text:p>0,985</text:p>
          </table:table-cell>
          <table:table-cell office:value-type="float" office:value="145" calcext:value-type="float">
            <text:p>145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string" calcext:value-type="string">
            <text:p>g</text:p>
          </table:table-cell>
          <table:table-cell table:formula="of:=650*10^(-7)/SIN([.L12])" office:value-type="float" office:value="0.0029436354761383" calcext:value-type="float">
            <text:p>0,002943635476138</text:p>
          </table:table-cell>
          <table:table-cell table:formula="of:=650*10^(-7)/SIN(0.2)" office:value-type="float" office:value="0.000327176820598702" calcext:value-type="float">
            <text:p>0,00032717682059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56" calcext:value-type="float">
            <text:p>4,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0.923" calcext:value-type="float">
            <text:p>0,923</text:p>
          </table:table-cell>
          <table:table-cell office:value-type="float" office:value="148" calcext:value-type="float">
            <text:p>148</text:p>
          </table:table-cell>
          <table:table-cell office:value-type="float" office:value="0.075" calcext:value-type="float">
            <text:p>0,07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0.869" calcext:value-type="float">
            <text:p>0,869</text:p>
          </table:table-cell>
          <table:table-cell office:value-type="float" office:value="195" calcext:value-type="float">
            <text:p>195</text:p>
          </table:table-cell>
          <table:table-cell office:value-type="float" office:value="0.186" calcext:value-type="float">
            <text:p>0,186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0.968" calcext:value-type="float">
            <text:p>0,968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Intensität einzelner Beugungsordnungen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0.98" calcext:value-type="float">
            <text:p>0,98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string" calcext:value-type="string">
            <text:p>vertikal</text:p>
          </table:table-cell>
          <table:table-cell table:number-columns-repeated="3"/>
          <table:table-cell office:value-type="string" calcext:value-type="string">
            <text:p>horizontal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66" calcext:value-type="float">
            <text:p>3,66</text:p>
          </table:table-cell>
          <table:table-cell table:number-columns-repeated="8"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uty cycle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string" calcext:value-type="string">
            <text:p>Intensität für Beugungswirkungsgrad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  <table:table-cell table:formula="of:=5*[.L13]/6" office:value-type="float" office:value="0.00245302956344859" calcext:value-type="float">
            <text:p>0,002453029563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  <table:table-cell table:formula="of:=2.5*[.L13]/3.5" office:value-type="float" office:value="0.00210259676867022" calcext:value-type="float">
            <text:p>0,00210259676867</text:p>
          </table:table-cell>
          <table:table-cell/>
          <table:table-cell table:formula="of:=[.M19]*[.Q19]/([.L13]*[.L13]-[.M19]*[.Q19])" office:value-type="float" office:value="1.47058823529412" calcext:value-type="float">
            <text:p>1,47058823529412</text:p>
          </table:table-cell>
          <table:table-cell table:formula="of:=[.M19]*[.Q19]/([.L13]*[.L13])" office:value-type="float" office:value="0.595238095238095" calcext:value-type="float">
            <text:p>0,5952380952380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4" calcext:value-type="float">
            <text:p>2,14</text:p>
          </table:table-cell>
          <table:table-cell table:number-columns-repeated="2"/>
          <table:table-cell office:value-type="string" calcext:value-type="string">
            <text:p>0.Max</text:p>
          </table:table-cell>
          <table:table-cell office:value-type="string" calcext:value-type="string">
            <text:p>1.Ma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,219</text:p>
          </table:table-cell>
          <table:table-cell office:value-type="string" calcext:value-type="string">
            <text:p>u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u(y)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33" calcext:value-type="float">
            <text:p>1,33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109" calcext:value-type="float">
            <text:p>0,1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03" calcext:value-type="float">
            <text:p>0,0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03" calcext:value-type="float">
            <text:p>0,0003</text:p>
          </table:table-cell>
          <table:table-cell/>
          <table:table-cell table:formula="of:=([.Q19]/([.L13]*[.L13]-[.M19]*[.Q19])*0.0003+[.M19]*[.Q19]^2/([.L13]*[.L13]-[.M19]*[.Q19])^2*0.0003)^2 +  ([.M19]/([.L13]*[.L13]-[.M19]*[.Q19])*0.0003+[.M19]^2*[.Q19]/([.L13]*[.L13]-[.M19]*[.Q19])^2*0.0003)^2 + ([.L13]*[.M19]*[.Q19]/([.L13]*[.L13]-[.M19]*[.Q19])^2*0.0003)^2" office:value-type="float" office:value="0.603267656734279" calcext:value-type="float">
            <text:p>0,603267656734279</text:p>
          </table:table-cell>
          <table:table-cell table:formula="of:=([.M19]/([.L13]*[.L13])*0.0003)^2 + ([.Q19]/([.L13]*[.L13])*0.0003)^2 +(2*[.M19]*[.Q19]*[.L13]/([.L13]*[.L13]*[.L13])*0.0003)^2" office:value-type="float" office:value="0.0125123600688231" calcext:value-type="float">
            <text:p>0,01251236006882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89" calcext:value-type="float">
            <text:p>0,689</text:p>
          </table:table-cell>
          <table:table-cell table:number-columns-repeated="2"/>
          <table:table-cell office:value-type="string" calcext:value-type="string">
            <text:p>Beugungswirkungsgra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  <table:table-cell table:formula="of:=[.S21]^0.5" office:value-type="float" office:value="0.776703068575295" calcext:value-type="float">
            <text:p>0,776703068575295</text:p>
          </table:table-cell>
          <table:table-cell table:formula="of:=[.T21]^0.5" office:value-type="float" office:value="0.11185866112565" calcext:value-type="float">
            <text:p>0,111858661125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F21]/[.E21]" office:value-type="float" office:value="0.209615384615385" calcext:value-type="float">
            <text:p>0,2096153846153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,0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56" calcext:value-type="float">
            <text:p>0,015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4" calcext:value-type="float">
            <text:p>0,10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,000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09" calcext:value-type="float">
            <text:p>0,50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09" calcext:value-type="float">
            <text:p>1,09</text:p>
          </table:table-cell>
          <table:table-cell table:number-columns-repeated="3"/>
          <table:table-cell office:value-type="string" calcext:value-type="string">
            <text:p>Linsenphase</text:p>
          </table:table-cell>
          <table:table-cell office:value-type="string" calcext:value-type="string">
            <text:p>Brennweite c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841" calcext:value-type="float">
            <text:p>1,84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653" calcext:value-type="float">
            <text:p>2,65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7" calcext:value-type="float">
            <text:p>3,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L19]*1000" office:value-type="float" office:value="937" calcext:value-type="float">
            <text:p>9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P19]*1000"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04" calcext:value-type="float">
            <text:p>4,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L20]*1000"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0]*1000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5" calcext:value-type="float">
            <text:p>4,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formula="of:=[.L21]*1000"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21]*1000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7" calcext:value-type="float">
            <text:p>4,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[.L22]*1000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P22]*100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,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L23]*1000"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23]*100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23" calcext:value-type="float">
            <text:p>4,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L24]*1000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P24]*10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63" calcext:value-type="float">
            <text:p>3,6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L25]*1000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P25]*1000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1" calcext:value-type="float">
            <text:p>2,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L26]*1000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P26]*1000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[.L27]*1000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27]*100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formula="of:=[.L28]*1000"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P28]*1000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formula="of:=[.L29]*1000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P29]*1000" office:value-type="float" office:value="0.4" calcext:value-type="float">
            <text:p>0,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.00.0000</text:date>, <text:time style:data-style-name="N2" text:time-value="16:37:23.6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06:57.085867436</meta:creation-date>
    <dc:date>2019-07-06T16:55:05.859000000</dc:date>
    <meta:editing-duration>PT2H17M21S</meta:editing-duration>
    <meta:editing-cycles>4</meta:editing-cycles>
    <meta:generator>LibreOffice/6.1.2.1$Windows_X86_64 LibreOffice_project/65905a128db06ba48db947242809d14d3f9a93fe</meta:generator>
    <meta:document-statistic meta:table-count="1" meta:cell-count="277" meta:object-count="0"/>
  </office:meta>
</office:document-meta>
</file>